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d6d8f" officeooo:paragraph-rsid="001d6d8f"/>
    </style:style>
    <style:style style:name="P2" style:family="paragraph" style:parent-style-name="Standard">
      <style:paragraph-properties fo:line-height="200%"/>
      <style:text-properties officeooo:rsid="001e2f65" officeooo:paragraph-rsid="001e2f65"/>
    </style:style>
    <style:style style:name="P3" style:family="paragraph" style:parent-style-name="Standard">
      <style:paragraph-properties fo:line-height="200%"/>
      <style:text-properties officeooo:rsid="001f1721" officeooo:paragraph-rsid="001f1721"/>
    </style:style>
    <style:style style:name="P4" style:family="paragraph" style:parent-style-name="Standard">
      <style:paragraph-properties fo:line-height="200%"/>
      <style:text-properties officeooo:rsid="001f1d34" officeooo:paragraph-rsid="001f1d34"/>
    </style:style>
    <style:style style:name="P5" style:family="paragraph" style:parent-style-name="Standard">
      <style:paragraph-properties fo:line-height="200%"/>
      <style:text-properties officeooo:rsid="0020892c" officeooo:paragraph-rsid="0020892c"/>
    </style:style>
    <style:style style:name="P6" style:family="paragraph" style:parent-style-name="Standard">
      <style:paragraph-properties fo:line-height="200%"/>
      <style:text-properties officeooo:rsid="0021ce4c" officeooo:paragraph-rsid="0021ce4c"/>
    </style:style>
    <style:style style:name="P7" style:family="paragraph" style:parent-style-name="Standard">
      <style:paragraph-properties fo:line-height="200%"/>
      <style:text-properties officeooo:rsid="00249bb1" officeooo:paragraph-rsid="00249bb1"/>
    </style:style>
    <style:style style:name="P8" style:family="paragraph" style:parent-style-name="Standard">
      <style:paragraph-properties fo:line-height="200%"/>
      <style:text-properties officeooo:rsid="0025af76" officeooo:paragraph-rsid="0025af76"/>
    </style:style>
    <style:style style:name="P9" style:family="paragraph" style:parent-style-name="Standard">
      <style:paragraph-properties fo:line-height="200%"/>
      <style:text-properties officeooo:rsid="00261af9" officeooo:paragraph-rsid="00261a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d34"/>
    </style:style>
    <style:style style:name="T3" style:family="text">
      <style:text-properties officeooo:rsid="0022ed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sada 3 sekund – nie może wczytywać się dlużej (strona);</text:p>
      <text:p text:style-name="P1">wrzucamy plik js - <text:span text:style-name="T1">async</text:span> (ładuje w tle, ale odpala, kiedy go wczyta, nie zależy nam na kolejności wczytywania skryptów, bo krótszy wczyta się szybciej) lub <text:span text:style-name="T1">defer</text:span> (wczytuje w tle) w head (na koniec), albo na koniec bod;</text:p>
      <text:p text:style-name="P2">finkcje asynchroniczne (setTimeout/clearTimeout), wykonują się tylko jeden raz, w środku – I tak przerzucane są na koniec, czyli wykonywane na końcu, po innych zewnętrznych funkcjach – czyli <text:s/>na samym końcu ogólnej pętli js;</text:p>
      <text:p text:style-name="P2">interwaly wykonują się  ciągle, setTimeout, tylko raz - setInterval/clearInterval</text:p>
      <text:p text:style-name="P2"><text:s/></text:p>
      <text:p text:style-name="P3">tablice: tablica.push(“ALa”);</text:p>
      <text:p text:style-name="P3">tablica.pop() <text:s text:c="5"/>unshift, shift, <text:s text:c="2"/>console.table(tab)</text:p>
      <text:p text:style-name="P3">tablica.sort<text:span text:style-name="T2">(function(a,b){</text:span></text:p>
      <text:p text:style-name="P4">return a-b;</text:p>
      <text:p text:style-name="P4">}); <text:s/>sortowanie od najmniejszych do największych, odwrotnie b-a;</text:p>
      <text:p text:style-name="P4">tab.splice(1(start),0(ile usuwać, “”co wstawić)</text:p>
      <text:p text:style-name="P4"/>
      <text:p text:style-name="P5">tab.forEach(function(el){ <text:s/><text:tab/><text:tab/><text:tab/><text:tab/><text:tab/>for (var xxx of tab) {</text:p>
      <text:p text:style-name="P5">console.log(xxx.name)</text:p>
      <text:p text:style-name="P5">console.log(el)</text:p>
      <text:p text:style-name="P5">})</text:p>
      <text:p text:style-name="P6">dlaczego return na koncu funckji – bo zwraca coś I możemy zrobić z tym coś, <text:span text:style-name="T3">czyli zawsze piszemy return!</text:span></text:p>
      <text:p text:style-name="P7">Zmienna wskazuje miejsce – nie zajmuje!</text:p>
      <text:p text:style-name="P7"/>
      <text:p text:style-name="P8">Ctr alt l + upiększenie kodu;</text:p>
      <text:p text:style-name="P9">ctr shift p <text:s/>alt z visual studio</text:p>
      <text:p text:style-name="P7"/>
      <text:p text:style-name="P2"/>
      <text:p text:style-name="P1">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57:19.898073382</meta:creation-date>
    <dc:date>2018-09-19T23:52:04.085750054</dc:date>
    <meta:editing-duration>PT1H1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20" meta:word-count="155" meta:character-count="1111" meta:non-whitespace-character-count="952"/>
  </office:meta>
</office:document-meta>
</file>